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.0000000</text:p>
          </table:table-cell>
          <table:table-cell office:value-type="float" office:value="0.08954723" calcext:value-type="float">
            <text:p>0.0895472</text:p>
          </table:table-cell>
          <table:table-cell office:value-type="float" office:value="-0.08916624" calcext:value-type="float">
            <text:p>-0.0891662</text:p>
          </table:table-cell>
        </table:table-row>
        <table:table-row table:style-name="ro1">
          <table:table-cell office:value-type="float" office:value="0.0337037" calcext:value-type="float">
            <text:p>0.0337037</text:p>
          </table:table-cell>
          <table:table-cell office:value-type="float" office:value="0.08877474" calcext:value-type="float">
            <text:p>0.0887747</text:p>
          </table:table-cell>
          <table:table-cell office:value-type="float" office:value="-0.08983004" calcext:value-type="float">
            <text:p>-0.0898300</text:p>
          </table:table-cell>
        </table:table-row>
        <table:table-row table:style-name="ro1">
          <table:table-cell office:value-type="float" office:value="0.06740741" calcext:value-type="float">
            <text:p>0.0674074</text:p>
          </table:table-cell>
          <table:table-cell office:value-type="float" office:value="0.08915262" calcext:value-type="float">
            <text:p>0.0891526</text:p>
          </table:table-cell>
          <table:table-cell office:value-type="float" office:value="-0.08962267" calcext:value-type="float">
            <text:p>-0.0896227</text:p>
          </table:table-cell>
        </table:table-row>
        <table:table-row table:style-name="ro1">
          <table:table-cell office:value-type="float" office:value="0.1011111" calcext:value-type="float">
            <text:p>0.1011111</text:p>
          </table:table-cell>
          <table:table-cell office:value-type="float" office:value="0.09063779" calcext:value-type="float">
            <text:p>0.0906378</text:p>
          </table:table-cell>
          <table:table-cell office:value-type="float" office:value="-0.08864548" calcext:value-type="float">
            <text:p>-0.0886455</text:p>
          </table:table-cell>
        </table:table-row>
        <table:table-row table:style-name="ro1">
          <table:table-cell office:value-type="float" office:value="0.1348148" calcext:value-type="float">
            <text:p>0.1348148</text:p>
          </table:table-cell>
          <table:table-cell office:value-type="float" office:value="0.09297236" calcext:value-type="float">
            <text:p>0.0929724</text:p>
          </table:table-cell>
          <table:table-cell office:value-type="float" office:value="-0.08677443" calcext:value-type="float">
            <text:p>-0.0867744</text:p>
          </table:table-cell>
        </table:table-row>
        <table:table-row table:style-name="ro1">
          <table:table-cell office:value-type="float" office:value="0.1685185" calcext:value-type="float">
            <text:p>0.1685185</text:p>
          </table:table-cell>
          <table:table-cell office:value-type="float" office:value="0.0956043" calcext:value-type="float">
            <text:p>0.0956043</text:p>
          </table:table-cell>
          <table:table-cell office:value-type="float" office:value="-0.08464161" calcext:value-type="float">
            <text:p>-0.0846416</text:p>
          </table:table-cell>
        </table:table-row>
        <table:table-row table:style-name="ro1">
          <table:table-cell office:value-type="float" office:value="0.2022222" calcext:value-type="float">
            <text:p>0.2022222</text:p>
          </table:table-cell>
          <table:table-cell office:value-type="float" office:value="0.0981513" calcext:value-type="float">
            <text:p>0.0981513</text:p>
          </table:table-cell>
          <table:table-cell office:value-type="float" office:value="-0.08246869" calcext:value-type="float">
            <text:p>-0.0824687</text:p>
          </table:table-cell>
        </table:table-row>
        <table:table-row table:style-name="ro1">
          <table:table-cell office:value-type="float" office:value="0.2359259" calcext:value-type="float">
            <text:p>0.2359259</text:p>
          </table:table-cell>
          <table:table-cell office:value-type="float" office:value="0.1001623" calcext:value-type="float">
            <text:p>0.1001623</text:p>
          </table:table-cell>
          <table:table-cell office:value-type="float" office:value="-0.08061683" calcext:value-type="float">
            <text:p>-0.0806168</text:p>
          </table:table-cell>
        </table:table-row>
        <table:table-row table:style-name="ro1">
          <table:table-cell office:value-type="float" office:value="0.2696296" calcext:value-type="float">
            <text:p>0.2696296</text:p>
          </table:table-cell>
          <table:table-cell office:value-type="float" office:value="0.1012629" calcext:value-type="float">
            <text:p>0.1012629</text:p>
          </table:table-cell>
          <table:table-cell office:value-type="float" office:value="-0.07951381" calcext:value-type="float">
            <text:p>-0.0795138</text:p>
          </table:table-cell>
        </table:table-row>
        <table:table-row table:style-name="ro1">
          <table:table-cell office:value-type="float" office:value="0.3033333" calcext:value-type="float">
            <text:p>0.3033333</text:p>
          </table:table-cell>
          <table:table-cell office:value-type="float" office:value="0.1013924" calcext:value-type="float">
            <text:p>0.1013924</text:p>
          </table:table-cell>
          <table:table-cell office:value-type="float" office:value="-0.07937449" calcext:value-type="float">
            <text:p>-0.0793745</text:p>
          </table:table-cell>
        </table:table-row>
        <table:table-row table:style-name="ro1">
          <table:table-cell office:value-type="float" office:value="0.337037" calcext:value-type="float">
            <text:p>0.3370370</text:p>
          </table:table-cell>
          <table:table-cell office:value-type="float" office:value="0.100478" calcext:value-type="float">
            <text:p>0.1004780</text:p>
          </table:table-cell>
          <table:table-cell office:value-type="float" office:value="-0.08023763" calcext:value-type="float">
            <text:p>-0.0802376</text:p>
          </table:table-cell>
        </table:table-row>
        <table:table-row table:style-name="ro1">
          <table:table-cell office:value-type="float" office:value="0.3707407" calcext:value-type="float">
            <text:p>0.3707407</text:p>
          </table:table-cell>
          <table:table-cell office:value-type="float" office:value="0.09883752" calcext:value-type="float">
            <text:p>0.0988375</text:p>
          </table:table-cell>
          <table:table-cell office:value-type="float" office:value="-0.08177591" calcext:value-type="float">
            <text:p>-0.0817759</text:p>
          </table:table-cell>
        </table:table-row>
        <table:table-row table:style-name="ro1">
          <table:table-cell office:value-type="float" office:value="0.4044444" calcext:value-type="float">
            <text:p>0.4044444</text:p>
          </table:table-cell>
          <table:table-cell office:value-type="float" office:value="0.09420336" calcext:value-type="float">
            <text:p>0.0942034</text:p>
          </table:table-cell>
          <table:table-cell office:value-type="float" office:value="-0.08561777" calcext:value-type="float">
            <text:p>-0.0856178</text:p>
          </table:table-cell>
        </table:table-row>
        <table:table-row table:style-name="ro1">
          <table:table-cell office:value-type="float" office:value="0.4381481" calcext:value-type="float">
            <text:p>0.4381481</text:p>
          </table:table-cell>
          <table:table-cell office:value-type="float" office:value="0.09206482" calcext:value-type="float">
            <text:p>0.0920648</text:p>
          </table:table-cell>
          <table:table-cell office:value-type="float" office:value="-0.08738731" calcext:value-type="float">
            <text:p>-0.0873873</text:p>
          </table:table-cell>
        </table:table-row>
        <table:table-row table:style-name="ro1">
          <table:table-cell office:value-type="float" office:value="0.4718519" calcext:value-type="float">
            <text:p>0.4718519</text:p>
          </table:table-cell>
          <table:table-cell office:value-type="float" office:value="0.09057362" calcext:value-type="float">
            <text:p>0.0905736</text:p>
          </table:table-cell>
          <table:table-cell office:value-type="float" office:value="-0.08857821" calcext:value-type="float">
            <text:p>-0.0885782</text:p>
          </table:table-cell>
        </table:table-row>
        <table:table-row table:style-name="ro1">
          <table:table-cell office:value-type="float" office:value="0.5055556" calcext:value-type="float">
            <text:p>0.5055556</text:p>
          </table:table-cell>
          <table:table-cell office:value-type="float" office:value="0.08991209" calcext:value-type="float">
            <text:p>0.0899121</text:p>
          </table:table-cell>
          <table:table-cell office:value-type="float" office:value="-0.08904262" calcext:value-type="float">
            <text:p>-0.0890426</text:p>
          </table:table-cell>
        </table:table-row>
        <table:table-row table:style-name="ro1">
          <table:table-cell office:value-type="float" office:value="0.5392593" calcext:value-type="float">
            <text:p>0.5392593</text:p>
          </table:table-cell>
          <table:table-cell office:value-type="float" office:value="0.09015481" calcext:value-type="float">
            <text:p>0.0901548</text:p>
          </table:table-cell>
          <table:table-cell office:value-type="float" office:value="-0.0888405" calcext:value-type="float">
            <text:p>-0.0888405</text:p>
          </table:table-cell>
        </table:table-row>
        <table:table-row table:style-name="ro1">
          <table:table-cell office:value-type="float" office:value="0.572963" calcext:value-type="float">
            <text:p>0.5729630</text:p>
          </table:table-cell>
          <table:table-cell office:value-type="float" office:value="0.09136715" calcext:value-type="float">
            <text:p>0.0913672</text:p>
          </table:table-cell>
          <table:table-cell office:value-type="float" office:value="-0.08804579" calcext:value-type="float">
            <text:p>-0.0880458</text:p>
          </table:table-cell>
        </table:table-row>
        <table:table-row table:style-name="ro1">
          <table:table-cell office:value-type="float" office:value="0.6066667" calcext:value-type="float">
            <text:p>0.6066667</text:p>
          </table:table-cell>
          <table:table-cell office:value-type="float" office:value="0.09327846" calcext:value-type="float">
            <text:p>0.0932785</text:p>
          </table:table-cell>
          <table:table-cell office:value-type="float" office:value="-0.08664517" calcext:value-type="float">
            <text:p>-0.0866452</text:p>
          </table:table-cell>
        </table:table-row>
        <table:table-row table:style-name="ro1">
          <table:table-cell office:value-type="float" office:value="0.6403704" calcext:value-type="float">
            <text:p>0.6403704</text:p>
          </table:table-cell>
          <table:table-cell office:value-type="float" office:value="0.09540943" calcext:value-type="float">
            <text:p>0.0954094</text:p>
          </table:table-cell>
          <table:table-cell office:value-type="float" office:value="-0.08488133" calcext:value-type="float">
            <text:p>-0.0848813</text:p>
          </table:table-cell>
        </table:table-row>
        <table:table-row table:style-name="ro1">
          <table:table-cell office:value-type="float" office:value="0.6740741" calcext:value-type="float">
            <text:p>0.6740741</text:p>
          </table:table-cell>
          <table:table-cell office:value-type="float" office:value="0.09743759" calcext:value-type="float">
            <text:p>0.0974376</text:p>
          </table:table-cell>
          <table:table-cell office:value-type="float" office:value="-0.08313265" calcext:value-type="float">
            <text:p>-0.0831327</text:p>
          </table:table-cell>
        </table:table-row>
        <table:table-row table:style-name="ro1">
          <table:table-cell office:value-type="float" office:value="0.7077778" calcext:value-type="float">
            <text:p>0.7077778</text:p>
          </table:table-cell>
          <table:table-cell office:value-type="float" office:value="0.09902131" calcext:value-type="float">
            <text:p>0.0990213</text:p>
          </table:table-cell>
          <table:table-cell office:value-type="float" office:value="-0.08165408" calcext:value-type="float">
            <text:p>-0.0816541</text:p>
          </table:table-cell>
        </table:table-row>
        <table:table-row table:style-name="ro1">
          <table:table-cell office:value-type="float" office:value="0.7414815" calcext:value-type="float">
            <text:p>0.7414815</text:p>
          </table:table-cell>
          <table:table-cell office:value-type="float" office:value="0.09998385" calcext:value-type="float">
            <text:p>0.0999839</text:p>
          </table:table-cell>
          <table:table-cell office:value-type="float" office:value="-0.08075582" calcext:value-type="float">
            <text:p>-0.0807558</text:p>
          </table:table-cell>
        </table:table-row>
        <table:table-row table:style-name="ro1">
          <table:table-cell office:value-type="float" office:value="0.7751852" calcext:value-type="float">
            <text:p>0.7751852</text:p>
          </table:table-cell>
          <table:table-cell office:value-type="float" office:value="0.1001281" calcext:value-type="float">
            <text:p>0.1001281</text:p>
          </table:table-cell>
          <table:table-cell office:value-type="float" office:value="-0.08055566" calcext:value-type="float">
            <text:p>-0.0805557</text:p>
          </table:table-cell>
        </table:table-row>
        <table:table-row table:style-name="ro1">
          <table:table-cell office:value-type="float" office:value="0.8088889" calcext:value-type="float">
            <text:p>0.8088889</text:p>
          </table:table-cell>
          <table:table-cell office:value-type="float" office:value="0.09951776" calcext:value-type="float">
            <text:p>0.0995178</text:p>
          </table:table-cell>
          <table:table-cell office:value-type="float" office:value="-0.08116694" calcext:value-type="float">
            <text:p>-0.0811669</text:p>
          </table:table-cell>
        </table:table-row>
        <table:table-row table:style-name="ro1">
          <table:table-cell office:value-type="float" office:value="0.8425926" calcext:value-type="float">
            <text:p>0.8425926</text:p>
          </table:table-cell>
          <table:table-cell office:value-type="float" office:value="0.09816447" calcext:value-type="float">
            <text:p>0.0981645</text:p>
          </table:table-cell>
          <table:table-cell office:value-type="float" office:value="-0.08245388" calcext:value-type="float">
            <text:p>-0.0824539</text:p>
          </table:table-cell>
        </table:table-row>
        <table:table-row table:style-name="ro1">
          <table:table-cell office:value-type="float" office:value="0.8762963" calcext:value-type="float">
            <text:p>0.8762963</text:p>
          </table:table-cell>
          <table:table-cell office:value-type="float" office:value="0.09647733" calcext:value-type="float">
            <text:p>0.0964773</text:p>
          </table:table-cell>
          <table:table-cell office:value-type="float" office:value="-0.08394787" calcext:value-type="float">
            <text:p>-0.0839479</text:p>
          </table:table-cell>
        </table:table-row>
        <table:table-row table:style-name="ro1">
          <table:table-cell office:value-type="float" office:value="0.91" calcext:value-type="float">
            <text:p>0.9100000</text:p>
          </table:table-cell>
          <table:table-cell office:value-type="float" office:value="0.09452939" calcext:value-type="float">
            <text:p>0.0945294</text:p>
          </table:table-cell>
          <table:table-cell office:value-type="float" office:value="-0.08562868" calcext:value-type="float">
            <text:p>-0.0856287</text:p>
          </table:table-cell>
        </table:table-row>
        <table:table-row table:style-name="ro1">
          <table:table-cell office:value-type="float" office:value="0.9437037" calcext:value-type="float">
            <text:p>0.9437037</text:p>
          </table:table-cell>
          <table:table-cell office:value-type="float" office:value="0.09265614" calcext:value-type="float">
            <text:p>0.0926561</text:p>
          </table:table-cell>
          <table:table-cell office:value-type="float" office:value="-0.087038" calcext:value-type="float">
            <text:p>-0.0870380</text:p>
          </table:table-cell>
        </table:table-row>
        <table:table-row table:style-name="ro1">
          <table:table-cell office:value-type="float" office:value="0.9774074" calcext:value-type="float">
            <text:p>0.9774074</text:p>
          </table:table-cell>
          <table:table-cell office:value-type="float" office:value="0.09144906" calcext:value-type="float">
            <text:p>0.0914491</text:p>
          </table:table-cell>
          <table:table-cell office:value-type="float" office:value="-0.08804848" calcext:value-type="float">
            <text:p>-0.0880485</text:p>
          </table:table-cell>
        </table:table-row>
        <table:table-row table:style-name="ro1">
          <table:table-cell office:value-type="float" office:value="1.011111" calcext:value-type="float">
            <text:p>1.0111110</text:p>
          </table:table-cell>
          <table:table-cell office:value-type="float" office:value="0.0908634" calcext:value-type="float">
            <text:p>0.0908634</text:p>
          </table:table-cell>
          <table:table-cell office:value-type="float" office:value="-0.08850612" calcext:value-type="float">
            <text:p>-0.0885061</text:p>
          </table:table-cell>
        </table:table-row>
        <table:table-row table:style-name="ro1">
          <table:table-cell office:value-type="float" office:value="1.044815" calcext:value-type="float">
            <text:p>1.0448150</text:p>
          </table:table-cell>
          <table:table-cell office:value-type="float" office:value="0.09111649" calcext:value-type="float">
            <text:p>0.0911165</text:p>
          </table:table-cell>
          <table:table-cell office:value-type="float" office:value="-0.0882434" calcext:value-type="float">
            <text:p>-0.0882434</text:p>
          </table:table-cell>
        </table:table-row>
        <table:table-row table:style-name="ro1">
          <table:table-cell office:value-type="float" office:value="1.078519" calcext:value-type="float">
            <text:p>1.0785190</text:p>
          </table:table-cell>
          <table:table-cell office:value-type="float" office:value="0.09202664" calcext:value-type="float">
            <text:p>0.0920266</text:p>
          </table:table-cell>
          <table:table-cell office:value-type="float" office:value="-0.08753955" calcext:value-type="float">
            <text:p>-0.0875396</text:p>
          </table:table-cell>
        </table:table-row>
        <table:table-row table:style-name="ro1">
          <table:table-cell office:value-type="float" office:value="1.112222" calcext:value-type="float">
            <text:p>1.1122220</text:p>
          </table:table-cell>
          <table:table-cell office:value-type="float" office:value="0.09344045" calcext:value-type="float">
            <text:p>0.0934405</text:p>
          </table:table-cell>
          <table:table-cell office:value-type="float" office:value="-0.08633123" calcext:value-type="float">
            <text:p>-0.0863312</text:p>
          </table:table-cell>
        </table:table-row>
        <table:table-row table:style-name="ro1">
          <table:table-cell office:value-type="float" office:value="1.145926" calcext:value-type="float">
            <text:p>1.1459260</text:p>
          </table:table-cell>
          <table:table-cell office:value-type="float" office:value="0.09516705" calcext:value-type="float">
            <text:p>0.0951671</text:p>
          </table:table-cell>
          <table:table-cell office:value-type="float" office:value="-0.08493204" calcext:value-type="float">
            <text:p>-0.0849320</text:p>
          </table:table-cell>
        </table:table-row>
        <table:table-row table:style-name="ro1">
          <table:table-cell office:value-type="float" office:value="1.17963" calcext:value-type="float">
            <text:p>1.1796300</text:p>
          </table:table-cell>
          <table:table-cell office:value-type="float" office:value="0.09683005" calcext:value-type="float">
            <text:p>0.0968301</text:p>
          </table:table-cell>
          <table:table-cell office:value-type="float" office:value="-0.08343532" calcext:value-type="float">
            <text:p>-0.0834353</text:p>
          </table:table-cell>
        </table:table-row>
        <table:table-row table:style-name="ro1">
          <table:table-cell office:value-type="float" office:value="1.213333" calcext:value-type="float">
            <text:p>1.2133330</text:p>
          </table:table-cell>
          <table:table-cell office:value-type="float" office:value="0.09813226" calcext:value-type="float">
            <text:p>0.0981323</text:p>
          </table:table-cell>
          <table:table-cell office:value-type="float" office:value="-0.08224281" calcext:value-type="float">
            <text:p>-0.0822428</text:p>
          </table:table-cell>
        </table:table-row>
        <table:table-row table:style-name="ro1">
          <table:table-cell office:value-type="float" office:value="1.247037" calcext:value-type="float">
            <text:p>1.2470370</text:p>
          </table:table-cell>
          <table:table-cell office:value-type="float" office:value="0.09891785" calcext:value-type="float">
            <text:p>0.0989179</text:p>
          </table:table-cell>
          <table:table-cell office:value-type="float" office:value="-0.08154835" calcext:value-type="float">
            <text:p>-0.0815484</text:p>
          </table:table-cell>
        </table:table-row>
        <table:table-row table:style-name="ro1">
          <table:table-cell office:value-type="float" office:value="1.280741" calcext:value-type="float">
            <text:p>1.2807410</text:p>
          </table:table-cell>
          <table:table-cell office:value-type="float" office:value="0.0989105" calcext:value-type="float">
            <text:p>0.0989105</text:p>
          </table:table-cell>
          <table:table-cell office:value-type="float" office:value="-0.08144973" calcext:value-type="float">
            <text:p>-0.0814497</text:p>
          </table:table-cell>
        </table:table-row>
        <table:table-row table:style-name="ro1">
          <table:table-cell office:value-type="float" office:value="1.314444" calcext:value-type="float">
            <text:p>1.3144440</text:p>
          </table:table-cell>
          <table:table-cell office:value-type="float" office:value="0.0983214" calcext:value-type="float">
            <text:p>0.0983214</text:p>
          </table:table-cell>
          <table:table-cell office:value-type="float" office:value="-0.08196813" calcext:value-type="float">
            <text:p>-0.0819681</text:p>
          </table:table-cell>
        </table:table-row>
        <table:table-row table:style-name="ro1">
          <table:table-cell office:value-type="float" office:value="1.348148" calcext:value-type="float">
            <text:p>1.3481480</text:p>
          </table:table-cell>
          <table:table-cell office:value-type="float" office:value="0.09726947" calcext:value-type="float">
            <text:p>0.0972695</text:p>
          </table:table-cell>
          <table:table-cell office:value-type="float" office:value="-0.08302759" calcext:value-type="float">
            <text:p>-0.0830276</text:p>
          </table:table-cell>
        </table:table-row>
        <table:table-row table:style-name="ro1">
          <table:table-cell office:value-type="float" office:value="1.381852" calcext:value-type="float">
            <text:p>1.3818520</text:p>
          </table:table-cell>
          <table:table-cell office:value-type="float" office:value="0.09583019" calcext:value-type="float">
            <text:p>0.0958302</text:p>
          </table:table-cell>
          <table:table-cell office:value-type="float" office:value="-0.08433209" calcext:value-type="float">
            <text:p>-0.0843321</text:p>
          </table:table-cell>
        </table:table-row>
        <table:table-row table:style-name="ro1">
          <table:table-cell office:value-type="float" office:value="1.415556" calcext:value-type="float">
            <text:p>1.4155560</text:p>
          </table:table-cell>
          <table:table-cell office:value-type="float" office:value="0.09432143" calcext:value-type="float">
            <text:p>0.0943214</text:p>
          </table:table-cell>
          <table:table-cell office:value-type="float" office:value="-0.08559137" calcext:value-type="float">
            <text:p>-0.0855914</text:p>
          </table:table-cell>
        </table:table-row>
        <table:table-row table:style-name="ro1">
          <table:table-cell office:value-type="float" office:value="1.449259" calcext:value-type="float">
            <text:p>1.4492590</text:p>
          </table:table-cell>
          <table:table-cell office:value-type="float" office:value="0.09284803" calcext:value-type="float">
            <text:p>0.0928480</text:p>
          </table:table-cell>
          <table:table-cell office:value-type="float" office:value="-0.08678945" calcext:value-type="float">
            <text:p>-0.0867895</text:p>
          </table:table-cell>
        </table:table-row>
        <table:table-row table:style-name="ro1">
          <table:table-cell office:value-type="float" office:value="1.482963" calcext:value-type="float">
            <text:p>1.4829630</text:p>
          </table:table-cell>
          <table:table-cell office:value-type="float" office:value="0.09175025" calcext:value-type="float">
            <text:p>0.0917503</text:p>
          </table:table-cell>
          <table:table-cell office:value-type="float" office:value="-0.08749872" calcext:value-type="float">
            <text:p>-0.0874987</text:p>
          </table:table-cell>
        </table:table-row>
        <table:table-row table:style-name="ro1">
          <table:table-cell office:value-type="float" office:value="1.516667" calcext:value-type="float">
            <text:p>1.5166670</text:p>
          </table:table-cell>
          <table:table-cell office:value-type="float" office:value="0.09133352" calcext:value-type="float">
            <text:p>0.0913335</text:p>
          </table:table-cell>
          <table:table-cell office:value-type="float" office:value="-0.08791625" calcext:value-type="float">
            <text:p>-0.0879163</text:p>
          </table:table-cell>
        </table:table-row>
        <table:table-row table:style-name="ro1">
          <table:table-cell office:value-type="float" office:value="1.55037" calcext:value-type="float">
            <text:p>1.5503700</text:p>
          </table:table-cell>
          <table:table-cell office:value-type="float" office:value="0.09159888" calcext:value-type="float">
            <text:p>0.0915989</text:p>
          </table:table-cell>
          <table:table-cell office:value-type="float" office:value="-0.087763" calcext:value-type="float">
            <text:p>-0.0877630</text:p>
          </table:table-cell>
        </table:table-row>
        <table:table-row table:style-name="ro1">
          <table:table-cell office:value-type="float" office:value="1.584074" calcext:value-type="float">
            <text:p>1.5840740</text:p>
          </table:table-cell>
          <table:table-cell office:value-type="float" office:value="0.09242875" calcext:value-type="float">
            <text:p>0.0924288</text:p>
          </table:table-cell>
          <table:table-cell office:value-type="float" office:value="-0.08709442" calcext:value-type="float">
            <text:p>-0.0870944</text:p>
          </table:table-cell>
        </table:table-row>
        <table:table-row table:style-name="ro1">
          <table:table-cell office:value-type="float" office:value="1.617778" calcext:value-type="float">
            <text:p>1.6177780</text:p>
          </table:table-cell>
          <table:table-cell office:value-type="float" office:value="0.09370082" calcext:value-type="float">
            <text:p>0.0937008</text:p>
          </table:table-cell>
          <table:table-cell office:value-type="float" office:value="-0.08614531" calcext:value-type="float">
            <text:p>-0.0861453</text:p>
          </table:table-cell>
        </table:table-row>
        <table:table-row table:style-name="ro1">
          <table:table-cell office:value-type="float" office:value="1.651481" calcext:value-type="float">
            <text:p>1.6514810</text:p>
          </table:table-cell>
          <table:table-cell office:value-type="float" office:value="0.09507191" calcext:value-type="float">
            <text:p>0.0950719</text:p>
          </table:table-cell>
          <table:table-cell office:value-type="float" office:value="-0.08486206" calcext:value-type="float">
            <text:p>-0.0848621</text:p>
          </table:table-cell>
        </table:table-row>
        <table:table-row table:style-name="ro1">
          <table:table-cell office:value-type="float" office:value="1.685185" calcext:value-type="float">
            <text:p>1.6851850</text:p>
          </table:table-cell>
          <table:table-cell office:value-type="float" office:value="0.09647496" calcext:value-type="float">
            <text:p>0.0964750</text:p>
          </table:table-cell>
          <table:table-cell office:value-type="float" office:value="-0.08375213" calcext:value-type="float">
            <text:p>-0.0837521</text:p>
          </table:table-cell>
        </table:table-row>
        <table:table-row table:style-name="ro1">
          <table:table-cell office:value-type="float" office:value="1.718889" calcext:value-type="float">
            <text:p>1.7188890</text:p>
          </table:table-cell>
          <table:table-cell office:value-type="float" office:value="0.09761517" calcext:value-type="float">
            <text:p>0.0976152</text:p>
          </table:table-cell>
          <table:table-cell office:value-type="float" office:value="-0.0828126" calcext:value-type="float">
            <text:p>-0.0828126</text:p>
          </table:table-cell>
        </table:table-row>
        <table:table-row table:style-name="ro1">
          <table:table-cell office:value-type="float" office:value="1.752593" calcext:value-type="float">
            <text:p>1.7525930</text:p>
          </table:table-cell>
          <table:table-cell office:value-type="float" office:value="0.09820303" calcext:value-type="float">
            <text:p>0.0982030</text:p>
          </table:table-cell>
          <table:table-cell office:value-type="float" office:value="-0.08236964" calcext:value-type="float">
            <text:p>-0.0823696</text:p>
          </table:table-cell>
        </table:table-row>
        <table:table-row table:style-name="ro1">
          <table:table-cell office:value-type="float" office:value="1.786296" calcext:value-type="float">
            <text:p>1.7862960</text:p>
          </table:table-cell>
          <table:table-cell office:value-type="float" office:value="0.0983127" calcext:value-type="float">
            <text:p>0.0983127</text:p>
          </table:table-cell>
          <table:table-cell office:value-type="float" office:value="-0.08227501" calcext:value-type="float">
            <text:p>-0.0822750</text:p>
          </table:table-cell>
        </table:table-row>
        <table:table-row table:style-name="ro1">
          <table:table-cell office:value-type="float" office:value="1.82" calcext:value-type="float">
            <text:p>1.8200000</text:p>
          </table:table-cell>
          <table:table-cell office:value-type="float" office:value="0.09781432" calcext:value-type="float">
            <text:p>0.0978143</text:p>
          </table:table-cell>
          <table:table-cell office:value-type="float" office:value="-0.08266376" calcext:value-type="float">
            <text:p>-0.0826638</text:p>
          </table:table-cell>
        </table:table-row>
        <table:table-row table:style-name="ro1">
          <table:table-cell office:value-type="float" office:value="1.853704" calcext:value-type="float">
            <text:p>1.8537040</text:p>
          </table:table-cell>
          <table:table-cell office:value-type="float" office:value="0.09683679" calcext:value-type="float">
            <text:p>0.0968368</text:p>
          </table:table-cell>
          <table:table-cell office:value-type="float" office:value="-0.0834293" calcext:value-type="float">
            <text:p>-0.0834293</text:p>
          </table:table-cell>
        </table:table-row>
        <table:table-row table:style-name="ro1">
          <table:table-cell office:value-type="float" office:value="1.887407" calcext:value-type="float">
            <text:p>1.8874070</text:p>
          </table:table-cell>
          <table:table-cell office:value-type="float" office:value="0.09560214" calcext:value-type="float">
            <text:p>0.0956021</text:p>
          </table:table-cell>
          <table:table-cell office:value-type="float" office:value="-0.08444281" calcext:value-type="float">
            <text:p>-0.0844428</text:p>
          </table:table-cell>
        </table:table-row>
        <table:table-row table:style-name="ro1">
          <table:table-cell office:value-type="float" office:value="1.921111" calcext:value-type="float">
            <text:p>1.9211110</text:p>
          </table:table-cell>
          <table:table-cell office:value-type="float" office:value="0.09434647" calcext:value-type="float">
            <text:p>0.0943465</text:p>
          </table:table-cell>
          <table:table-cell office:value-type="float" office:value="-0.0854188" calcext:value-type="float">
            <text:p>-0.0854188</text:p>
          </table:table-cell>
        </table:table-row>
        <table:table-row table:style-name="ro1">
          <table:table-cell office:value-type="float" office:value="1.954815" calcext:value-type="float">
            <text:p>1.9548150</text:p>
          </table:table-cell>
          <table:table-cell office:value-type="float" office:value="0.09311373" calcext:value-type="float">
            <text:p>0.0931137</text:p>
          </table:table-cell>
          <table:table-cell office:value-type="float" office:value="-0.08646494" calcext:value-type="float">
            <text:p>-0.0864649</text:p>
          </table:table-cell>
        </table:table-row>
        <table:table-row table:style-name="ro1">
          <table:table-cell office:value-type="float" office:value="1.988519" calcext:value-type="float">
            <text:p>1.9885190</text:p>
          </table:table-cell>
          <table:table-cell office:value-type="float" office:value="0.09241379" calcext:value-type="float">
            <text:p>0.0924138</text:p>
          </table:table-cell>
          <table:table-cell office:value-type="float" office:value="-0.08712857" calcext:value-type="float">
            <text:p>-0.0871286</text:p>
          </table:table-cell>
        </table:table-row>
        <table:table-row table:style-name="ro1">
          <table:table-cell office:value-type="float" office:value="2.022222" calcext:value-type="float">
            <text:p>2.0222220</text:p>
          </table:table-cell>
          <table:table-cell office:value-type="float" office:value="0.09217624" calcext:value-type="float">
            <text:p>0.0921762</text:p>
          </table:table-cell>
          <table:table-cell office:value-type="float" office:value="-0.08739835" calcext:value-type="float">
            <text:p>-0.0873984</text:p>
          </table:table-cell>
        </table:table-row>
        <table:table-row table:style-name="ro1">
          <table:table-cell office:value-type="float" office:value="2.055926" calcext:value-type="float">
            <text:p>2.0559260</text:p>
          </table:table-cell>
          <table:table-cell office:value-type="float" office:value="0.09244996" calcext:value-type="float">
            <text:p>0.0924500</text:p>
          </table:table-cell>
          <table:table-cell office:value-type="float" office:value="-0.08728186" calcext:value-type="float">
            <text:p>-0.0872819</text:p>
          </table:table-cell>
        </table:table-row>
        <table:table-row table:style-name="ro1">
          <table:table-cell office:value-type="float" office:value="2.08963" calcext:value-type="float">
            <text:p>2.0896300</text:p>
          </table:table-cell>
          <table:table-cell office:value-type="float" office:value="0.09323419" calcext:value-type="float">
            <text:p>0.0932342</text:p>
          </table:table-cell>
          <table:table-cell office:value-type="float" office:value="-0.08673836" calcext:value-type="float">
            <text:p>-0.0867384</text:p>
          </table:table-cell>
        </table:table-row>
        <table:table-row table:style-name="ro1">
          <table:table-cell office:value-type="float" office:value="2.123333" calcext:value-type="float">
            <text:p>2.1233330</text:p>
          </table:table-cell>
          <table:table-cell office:value-type="float" office:value="0.09424627" calcext:value-type="float">
            <text:p>0.0942463</text:p>
          </table:table-cell>
          <table:table-cell office:value-type="float" office:value="-0.0858442" calcext:value-type="float">
            <text:p>-0.0858442</text:p>
          </table:table-cell>
        </table:table-row>
        <table:table-row table:style-name="ro1">
          <table:table-cell office:value-type="float" office:value="2.157037" calcext:value-type="float">
            <text:p>2.1570370</text:p>
          </table:table-cell>
          <table:table-cell office:value-type="float" office:value="0.09537991" calcext:value-type="float">
            <text:p>0.0953799</text:p>
          </table:table-cell>
          <table:table-cell office:value-type="float" office:value="-0.0848065" calcext:value-type="float">
            <text:p>-0.0848065</text:p>
          </table:table-cell>
        </table:table-row>
        <table:table-row table:style-name="ro1">
          <table:table-cell office:value-type="float" office:value="2.190741" calcext:value-type="float">
            <text:p>2.1907410</text:p>
          </table:table-cell>
          <table:table-cell office:value-type="float" office:value="0.09646798" calcext:value-type="float">
            <text:p>0.0964680</text:p>
          </table:table-cell>
          <table:table-cell office:value-type="float" office:value="-0.08390137" calcext:value-type="float">
            <text:p>-0.0839014</text:p>
          </table:table-cell>
        </table:table-row>
        <table:table-row table:style-name="ro1">
          <table:table-cell office:value-type="float" office:value="2.224444" calcext:value-type="float">
            <text:p>2.2244440</text:p>
          </table:table-cell>
          <table:table-cell office:value-type="float" office:value="0.09736911" calcext:value-type="float">
            <text:p>0.0973691</text:p>
          </table:table-cell>
          <table:table-cell office:value-type="float" office:value="-0.0831868" calcext:value-type="float">
            <text:p>-0.0831868</text:p>
          </table:table-cell>
        </table:table-row>
        <table:table-row table:style-name="ro1">
          <table:table-cell office:value-type="float" office:value="2.258148" calcext:value-type="float">
            <text:p>2.2581480</text:p>
          </table:table-cell>
          <table:table-cell office:value-type="float" office:value="0.09784087" calcext:value-type="float">
            <text:p>0.0978409</text:p>
          </table:table-cell>
          <table:table-cell office:value-type="float" office:value="-0.08272251" calcext:value-type="float">
            <text:p>-0.0827225</text:p>
          </table:table-cell>
        </table:table-row>
        <table:table-row table:style-name="ro1">
          <table:table-cell office:value-type="float" office:value="2.291852" calcext:value-type="float">
            <text:p>2.2918520</text:p>
          </table:table-cell>
          <table:table-cell office:value-type="float" office:value="0.09781768" calcext:value-type="float">
            <text:p>0.0978177</text:p>
          </table:table-cell>
          <table:table-cell office:value-type="float" office:value="-0.08259474" calcext:value-type="float">
            <text:p>-0.0825947</text:p>
          </table:table-cell>
        </table:table-row>
        <table:table-row table:style-name="ro1">
          <table:table-cell office:value-type="float" office:value="2.325556" calcext:value-type="float">
            <text:p>2.3255560</text:p>
          </table:table-cell>
          <table:table-cell office:value-type="float" office:value="0.09742209" calcext:value-type="float">
            <text:p>0.0974221</text:p>
          </table:table-cell>
          <table:table-cell office:value-type="float" office:value="-0.08297406" calcext:value-type="float">
            <text:p>-0.0829741</text:p>
          </table:table-cell>
        </table:table-row>
        <table:table-row table:style-name="ro1">
          <table:table-cell office:value-type="float" office:value="2.359259" calcext:value-type="float">
            <text:p>2.3592590</text:p>
          </table:table-cell>
          <table:table-cell office:value-type="float" office:value="0.0966967" calcext:value-type="float">
            <text:p>0.0966967</text:p>
          </table:table-cell>
          <table:table-cell office:value-type="float" office:value="-0.08366381" calcext:value-type="float">
            <text:p>-0.0836638</text:p>
          </table:table-cell>
        </table:table-row>
        <table:table-row table:style-name="ro1">
          <table:table-cell office:value-type="float" office:value="2.392963" calcext:value-type="float">
            <text:p>2.3929630</text:p>
          </table:table-cell>
          <table:table-cell office:value-type="float" office:value="0.09572036" calcext:value-type="float">
            <text:p>0.0957204</text:p>
          </table:table-cell>
          <table:table-cell office:value-type="float" office:value="-0.08459323" calcext:value-type="float">
            <text:p>-0.0845932</text:p>
          </table:table-cell>
        </table:table-row>
        <table:table-row table:style-name="ro1">
          <table:table-cell office:value-type="float" office:value="2.426667" calcext:value-type="float">
            <text:p>2.4266670</text:p>
          </table:table-cell>
          <table:table-cell office:value-type="float" office:value="0.09463683" calcext:value-type="float">
            <text:p>0.0946368</text:p>
          </table:table-cell>
          <table:table-cell office:value-type="float" office:value="-0.08555209" calcext:value-type="float">
            <text:p>-0.0855521</text:p>
          </table:table-cell>
        </table:table-row>
        <table:table-row table:style-name="ro1">
          <table:table-cell office:value-type="float" office:value="2.46037" calcext:value-type="float">
            <text:p>2.4603700</text:p>
          </table:table-cell>
          <table:table-cell office:value-type="float" office:value="0.09383239" calcext:value-type="float">
            <text:p>0.0938324</text:p>
          </table:table-cell>
          <table:table-cell office:value-type="float" office:value="-0.0863078" calcext:value-type="float">
            <text:p>-0.0863078</text:p>
          </table:table-cell>
        </table:table-row>
        <table:table-row table:style-name="ro1">
          <table:table-cell office:value-type="float" office:value="2.494074" calcext:value-type="float">
            <text:p>2.4940740</text:p>
          </table:table-cell>
          <table:table-cell office:value-type="float" office:value="0.0932049" calcext:value-type="float">
            <text:p>0.0932049</text:p>
          </table:table-cell>
          <table:table-cell office:value-type="float" office:value="-0.0869205" calcext:value-type="float">
            <text:p>-0.0869205</text:p>
          </table:table-cell>
        </table:table-row>
        <table:table-row table:style-name="ro1">
          <table:table-cell office:value-type="float" office:value="2.527778" calcext:value-type="float">
            <text:p>2.5277780</text:p>
          </table:table-cell>
          <table:table-cell office:value-type="float" office:value="0.0930535" calcext:value-type="float">
            <text:p>0.0930535</text:p>
          </table:table-cell>
          <table:table-cell office:value-type="float" office:value="-0.08708502" calcext:value-type="float">
            <text:p>-0.0870850</text:p>
          </table:table-cell>
        </table:table-row>
        <table:table-row table:style-name="ro1">
          <table:table-cell office:value-type="float" office:value="2.561481" calcext:value-type="float">
            <text:p>2.5614810</text:p>
          </table:table-cell>
          <table:table-cell office:value-type="float" office:value="0.09322755" calcext:value-type="float">
            <text:p>0.0932276</text:p>
          </table:table-cell>
          <table:table-cell office:value-type="float" office:value="-0.08697733" calcext:value-type="float">
            <text:p>-0.0869773</text:p>
          </table:table-cell>
        </table:table-row>
        <table:table-row table:style-name="ro1">
          <table:table-cell office:value-type="float" office:value="2.595185" calcext:value-type="float">
            <text:p>2.5951850</text:p>
          </table:table-cell>
          <table:table-cell office:value-type="float" office:value="0.09391509" calcext:value-type="float">
            <text:p>0.0939151</text:p>
          </table:table-cell>
          <table:table-cell office:value-type="float" office:value="-0.08644877" calcext:value-type="float">
            <text:p>-0.0864488</text:p>
          </table:table-cell>
        </table:table-row>
        <table:table-row table:style-name="ro1">
          <table:table-cell office:value-type="float" office:value="2.628889" calcext:value-type="float">
            <text:p>2.6288890</text:p>
          </table:table-cell>
          <table:table-cell office:value-type="float" office:value="0.09478932" calcext:value-type="float">
            <text:p>0.0947893</text:p>
          </table:table-cell>
          <table:table-cell office:value-type="float" office:value="-0.08579032" calcext:value-type="float">
            <text:p>-0.0857903</text:p>
          </table:table-cell>
        </table:table-row>
        <table:table-row table:style-name="ro1">
          <table:table-cell office:value-type="float" office:value="2.662593" calcext:value-type="float">
            <text:p>2.6625930</text:p>
          </table:table-cell>
          <table:table-cell office:value-type="float" office:value="0.09578283" calcext:value-type="float">
            <text:p>0.0957828</text:p>
          </table:table-cell>
          <table:table-cell office:value-type="float" office:value="-0.08491162" calcext:value-type="float">
            <text:p>-0.0849116</text:p>
          </table:table-cell>
        </table:table-row>
        <table:table-row table:style-name="ro1">
          <table:table-cell office:value-type="float" office:value="2.696296" calcext:value-type="float">
            <text:p>2.6962960</text:p>
          </table:table-cell>
          <table:table-cell office:value-type="float" office:value="0.09667938" calcext:value-type="float">
            <text:p>0.0966794</text:p>
          </table:table-cell>
          <table:table-cell office:value-type="float" office:value="-0.08413898" calcext:value-type="float">
            <text:p>-0.0841390</text:p>
          </table:table-cell>
        </table:table-row>
        <table:table-row table:style-name="ro1">
          <table:table-cell office:value-type="float" office:value="2.73" calcext:value-type="float">
            <text:p>2.7300000</text:p>
          </table:table-cell>
          <table:table-cell office:value-type="float" office:value="0.09730882" calcext:value-type="float">
            <text:p>0.0973088</text:p>
          </table:table-cell>
          <table:table-cell office:value-type="float" office:value="-0.08350662" calcext:value-type="float">
            <text:p>-0.0835066</text:p>
          </table:table-cell>
        </table:table-row>
        <table:table-row table:style-name="ro1">
          <table:table-cell office:value-type="float" office:value="2.763704" calcext:value-type="float">
            <text:p>2.7637040</text:p>
          </table:table-cell>
          <table:table-cell office:value-type="float" office:value="0.09771255" calcext:value-type="float">
            <text:p>0.0977126</text:p>
          </table:table-cell>
          <table:table-cell office:value-type="float" office:value="-0.0831015" calcext:value-type="float">
            <text:p>-0.0831015</text:p>
          </table:table-cell>
        </table:table-row>
        <table:table-row table:style-name="ro1">
          <table:table-cell office:value-type="float" office:value="2.797407" calcext:value-type="float">
            <text:p>2.7974070</text:p>
          </table:table-cell>
          <table:table-cell office:value-type="float" office:value="0.09768511" calcext:value-type="float">
            <text:p>0.0976851</text:p>
          </table:table-cell>
          <table:table-cell office:value-type="float" office:value="-0.0831424" calcext:value-type="float">
            <text:p>-0.0831424</text:p>
          </table:table-cell>
        </table:table-row>
        <table:table-row table:style-name="ro1">
          <table:table-cell office:value-type="float" office:value="2.831111" calcext:value-type="float">
            <text:p>2.8311110</text:p>
          </table:table-cell>
          <table:table-cell office:value-type="float" office:value="0.09725648" calcext:value-type="float">
            <text:p>0.0972565</text:p>
          </table:table-cell>
          <table:table-cell office:value-type="float" office:value="-0.0835243" calcext:value-type="float">
            <text:p>-0.0835243</text:p>
          </table:table-cell>
        </table:table-row>
        <table:table-row table:style-name="ro1">
          <table:table-cell office:value-type="float" office:value="2.864815" calcext:value-type="float">
            <text:p>2.8648150</text:p>
          </table:table-cell>
          <table:table-cell office:value-type="float" office:value="0.09665411" calcext:value-type="float">
            <text:p>0.0966541</text:p>
          </table:table-cell>
          <table:table-cell office:value-type="float" office:value="-0.08401912" calcext:value-type="float">
            <text:p>-0.0840191</text:p>
          </table:table-cell>
        </table:table-row>
        <table:table-row table:style-name="ro1">
          <table:table-cell office:value-type="float" office:value="2.898519" calcext:value-type="float">
            <text:p>2.8985190</text:p>
          </table:table-cell>
          <table:table-cell office:value-type="float" office:value="0.095838" calcext:value-type="float">
            <text:p>0.0958380</text:p>
          </table:table-cell>
          <table:table-cell office:value-type="float" office:value="-0.08469405" calcext:value-type="float">
            <text:p>-0.0846941</text:p>
          </table:table-cell>
        </table:table-row>
        <table:table-row table:style-name="ro1">
          <table:table-cell office:value-type="float" office:value="2.932222" calcext:value-type="float">
            <text:p>2.9322220</text:p>
          </table:table-cell>
          <table:table-cell office:value-type="float" office:value="0.09498116" calcext:value-type="float">
            <text:p>0.0949812</text:p>
          </table:table-cell>
          <table:table-cell office:value-type="float" office:value="-0.08547528" calcext:value-type="float">
            <text:p>-0.0854753</text:p>
          </table:table-cell>
        </table:table-row>
        <table:table-row table:style-name="ro1">
          <table:table-cell office:value-type="float" office:value="2.965926" calcext:value-type="float">
            <text:p>2.9659260</text:p>
          </table:table-cell>
          <table:table-cell office:value-type="float" office:value="0.09424253" calcext:value-type="float">
            <text:p>0.0942425</text:p>
          </table:table-cell>
          <table:table-cell office:value-type="float" office:value="-0.08611395" calcext:value-type="float">
            <text:p>-0.0861140</text:p>
          </table:table-cell>
        </table:table-row>
        <table:table-row table:style-name="ro1">
          <table:table-cell office:value-type="float" office:value="2.99963" calcext:value-type="float">
            <text:p>2.9996300</text:p>
          </table:table-cell>
          <table:table-cell office:value-type="float" office:value="0.09372828" calcext:value-type="float">
            <text:p>0.0937283</text:p>
          </table:table-cell>
          <table:table-cell office:value-type="float" office:value="-0.08641353" calcext:value-type="float">
            <text:p>-0.0864135</text:p>
          </table:table-cell>
        </table:table-row>
        <table:table-row table:style-name="ro1">
          <table:table-cell office:value-type="float" office:value="3.033333" calcext:value-type="float">
            <text:p>3.0333330</text:p>
          </table:table-cell>
          <table:table-cell office:value-type="float" office:value="0.09341492" calcext:value-type="float">
            <text:p>0.0934149</text:p>
          </table:table-cell>
          <table:table-cell office:value-type="float" office:value="-0.08655442" calcext:value-type="float">
            <text:p>-0.0865544</text:p>
          </table:table-cell>
        </table:table-row>
        <table:table-row table:style-name="ro1">
          <table:table-cell office:value-type="float" office:value="3.067037" calcext:value-type="float">
            <text:p>3.0670370</text:p>
          </table:table-cell>
          <table:table-cell office:value-type="float" office:value="0.09355783" calcext:value-type="float">
            <text:p>0.0935578</text:p>
          </table:table-cell>
          <table:table-cell office:value-type="float" office:value="-0.08641655" calcext:value-type="float">
            <text:p>-0.0864166</text:p>
          </table:table-cell>
        </table:table-row>
        <table:table-row table:style-name="ro1">
          <table:table-cell office:value-type="float" office:value="3.100741" calcext:value-type="float">
            <text:p>3.1007410</text:p>
          </table:table-cell>
          <table:table-cell office:value-type="float" office:value="0.09404535" calcext:value-type="float">
            <text:p>0.0940454</text:p>
          </table:table-cell>
          <table:table-cell office:value-type="float" office:value="-0.08607248" calcext:value-type="float">
            <text:p>-0.0860725</text:p>
          </table:table-cell>
        </table:table-row>
        <table:table-row table:style-name="ro1">
          <table:table-cell office:value-type="float" office:value="3.134444" calcext:value-type="float">
            <text:p>3.1344440</text:p>
          </table:table-cell>
          <table:table-cell office:value-type="float" office:value="0.09477636" calcext:value-type="float">
            <text:p>0.0947764</text:p>
          </table:table-cell>
          <table:table-cell office:value-type="float" office:value="-0.08547483" calcext:value-type="float">
            <text:p>-0.0854748</text:p>
          </table:table-cell>
        </table:table-row>
        <table:table-row table:style-name="ro1">
          <table:table-cell office:value-type="float" office:value="3.168148" calcext:value-type="float">
            <text:p>3.1681480</text:p>
          </table:table-cell>
          <table:table-cell office:value-type="float" office:value="0.09561586" calcext:value-type="float">
            <text:p>0.0956159</text:p>
          </table:table-cell>
          <table:table-cell office:value-type="float" office:value="-0.08487663" calcext:value-type="float">
            <text:p>-0.0848766</text:p>
          </table:table-cell>
        </table:table-row>
        <table:table-row table:style-name="ro1">
          <table:table-cell office:value-type="float" office:value="3.201852" calcext:value-type="float">
            <text:p>3.2018520</text:p>
          </table:table-cell>
          <table:table-cell office:value-type="float" office:value="0.09635896" calcext:value-type="float">
            <text:p>0.0963590</text:p>
          </table:table-cell>
          <table:table-cell office:value-type="float" office:value="-0.08423144" calcext:value-type="float">
            <text:p>-0.0842314</text:p>
          </table:table-cell>
        </table:table-row>
        <table:table-row table:style-name="ro1">
          <table:table-cell office:value-type="float" office:value="3.235556" calcext:value-type="float">
            <text:p>3.2355560</text:p>
          </table:table-cell>
          <table:table-cell office:value-type="float" office:value="0.09701453" calcext:value-type="float">
            <text:p>0.0970145</text:p>
          </table:table-cell>
          <table:table-cell office:value-type="float" office:value="-0.08374857" calcext:value-type="float">
            <text:p>-0.0837486</text:p>
          </table:table-cell>
        </table:table-row>
        <table:table-row table:style-name="ro1">
          <table:table-cell office:value-type="float" office:value="3.269259" calcext:value-type="float">
            <text:p>3.2692590</text:p>
          </table:table-cell>
          <table:table-cell office:value-type="float" office:value="0.09714462" calcext:value-type="float">
            <text:p>0.0971446</text:p>
          </table:table-cell>
          <table:table-cell office:value-type="float" office:value="-0.08348913" calcext:value-type="float">
            <text:p>-0.0834891</text:p>
          </table:table-cell>
        </table:table-row>
        <table:table-row table:style-name="ro1">
          <table:table-cell office:value-type="float" office:value="3.302963" calcext:value-type="float">
            <text:p>3.3029630</text:p>
          </table:table-cell>
          <table:table-cell office:value-type="float" office:value="0.09702117" calcext:value-type="float">
            <text:p>0.0970212</text:p>
          </table:table-cell>
          <table:table-cell office:value-type="float" office:value="-0.08342524" calcext:value-type="float">
            <text:p>-0.0834252</text:p>
          </table:table-cell>
        </table:table-row>
        <table:table-row table:style-name="ro1">
          <table:table-cell office:value-type="float" office:value="3.336667" calcext:value-type="float">
            <text:p>3.3366670</text:p>
          </table:table-cell>
          <table:table-cell office:value-type="float" office:value="0.0966623" calcext:value-type="float">
            <text:p>0.0966623</text:p>
          </table:table-cell>
          <table:table-cell office:value-type="float" office:value="-0.08370314" calcext:value-type="float">
            <text:p>-0.0837031</text:p>
          </table:table-cell>
        </table:table-row>
        <table:table-row table:style-name="ro1">
          <table:table-cell office:value-type="float" office:value="3.37037" calcext:value-type="float">
            <text:p>3.3703700</text:p>
          </table:table-cell>
          <table:table-cell office:value-type="float" office:value="0.09598443" calcext:value-type="float">
            <text:p>0.0959844</text:p>
          </table:table-cell>
          <table:table-cell office:value-type="float" office:value="-0.08419309" calcext:value-type="float">
            <text:p>-0.0841931</text:p>
          </table:table-cell>
        </table:table-row>
        <table:table-row table:style-name="ro1">
          <table:table-cell office:value-type="float" office:value="3.404074" calcext:value-type="float">
            <text:p>3.4040740</text:p>
          </table:table-cell>
          <table:table-cell office:value-type="float" office:value="0.09528925" calcext:value-type="float">
            <text:p>0.0952893</text:p>
          </table:table-cell>
          <table:table-cell office:value-type="float" office:value="-0.0848235" calcext:value-type="float">
            <text:p>-0.0848235</text:p>
          </table:table-cell>
        </table:table-row>
        <table:table-row table:style-name="ro1">
          <table:table-cell office:value-type="float" office:value="3.437778" calcext:value-type="float">
            <text:p>3.4377780</text:p>
          </table:table-cell>
          <table:table-cell office:value-type="float" office:value="0.09456729" calcext:value-type="float">
            <text:p>0.0945673</text:p>
          </table:table-cell>
          <table:table-cell office:value-type="float" office:value="-0.08535731" calcext:value-type="float">
            <text:p>-0.0853573</text:p>
          </table:table-cell>
        </table:table-row>
        <table:table-row table:style-name="ro1">
          <table:table-cell office:value-type="float" office:value="3.471481" calcext:value-type="float">
            <text:p>3.4714810</text:p>
          </table:table-cell>
          <table:table-cell office:value-type="float" office:value="0.09385242" calcext:value-type="float">
            <text:p>0.0938524</text:p>
          </table:table-cell>
          <table:table-cell office:value-type="float" office:value="-0.08599378" calcext:value-type="float">
            <text:p>-0.0859938</text:p>
          </table:table-cell>
        </table:table-row>
        <table:table-row table:style-name="ro1">
          <table:table-cell office:value-type="float" office:value="3.505185" calcext:value-type="float">
            <text:p>3.5051850</text:p>
          </table:table-cell>
          <table:table-cell office:value-type="float" office:value="0.09356548" calcext:value-type="float">
            <text:p>0.0935655</text:p>
          </table:table-cell>
          <table:table-cell office:value-type="float" office:value="-0.08618928" calcext:value-type="float">
            <text:p>-0.0861893</text:p>
          </table:table-cell>
        </table:table-row>
        <table:table-row table:style-name="ro1">
          <table:table-cell office:value-type="float" office:value="3.538889" calcext:value-type="float">
            <text:p>3.5388890</text:p>
          </table:table-cell>
          <table:table-cell office:value-type="float" office:value="0.09345645" calcext:value-type="float">
            <text:p>0.0934565</text:p>
          </table:table-cell>
          <table:table-cell office:value-type="float" office:value="-0.0863571" calcext:value-type="float">
            <text:p>-0.0863571</text:p>
          </table:table-cell>
        </table:table-row>
        <table:table-row table:style-name="ro1">
          <table:table-cell office:value-type="float" office:value="3.572593" calcext:value-type="float">
            <text:p>3.5725930</text:p>
          </table:table-cell>
          <table:table-cell office:value-type="float" office:value="0.09360533" calcext:value-type="float">
            <text:p>0.0936053</text:p>
          </table:table-cell>
          <table:table-cell office:value-type="float" office:value="-0.08626393" calcext:value-type="float">
            <text:p>-0.0862639</text:p>
          </table:table-cell>
        </table:table-row>
        <table:table-row table:style-name="ro1">
          <table:table-cell office:value-type="float" office:value="3.606296" calcext:value-type="float">
            <text:p>3.6062960</text:p>
          </table:table-cell>
          <table:table-cell office:value-type="float" office:value="0.09403154" calcext:value-type="float">
            <text:p>0.0940315</text:p>
          </table:table-cell>
          <table:table-cell office:value-type="float" office:value="-0.08599974" calcext:value-type="float">
            <text:p>-0.0859997</text:p>
          </table:table-cell>
        </table:table-row>
        <table:table-row table:style-name="ro1">
          <table:table-cell office:value-type="float" office:value="3.64" calcext:value-type="float">
            <text:p>3.6400000</text:p>
          </table:table-cell>
          <table:table-cell office:value-type="float" office:value="0.09473108" calcext:value-type="float">
            <text:p>0.0947311</text:p>
          </table:table-cell>
          <table:table-cell office:value-type="float" office:value="-0.08545873" calcext:value-type="float">
            <text:p>-0.0854587</text:p>
          </table:table-cell>
        </table:table-row>
        <table:table-row table:style-name="ro1">
          <table:table-cell office:value-type="float" office:value="3.673704" calcext:value-type="float">
            <text:p>3.6737040</text:p>
          </table:table-cell>
          <table:table-cell office:value-type="float" office:value="0.09539825" calcext:value-type="float">
            <text:p>0.0953983</text:p>
          </table:table-cell>
          <table:table-cell office:value-type="float" office:value="-0.08489527" calcext:value-type="float">
            <text:p>-0.0848953</text:p>
          </table:table-cell>
        </table:table-row>
        <table:table-row table:style-name="ro1">
          <table:table-cell office:value-type="float" office:value="3.707407" calcext:value-type="float">
            <text:p>3.7074070</text:p>
          </table:table-cell>
          <table:table-cell office:value-type="float" office:value="0.09590908" calcext:value-type="float">
            <text:p>0.0959091</text:p>
          </table:table-cell>
          <table:table-cell office:value-type="float" office:value="-0.08445458" calcext:value-type="float">
            <text:p>-0.0844546</text:p>
          </table:table-cell>
        </table:table-row>
        <table:table-row table:style-name="ro1">
          <table:table-cell office:value-type="float" office:value="3.741111" calcext:value-type="float">
            <text:p>3.7411110</text:p>
          </table:table-cell>
          <table:table-cell office:value-type="float" office:value="0.0962731" calcext:value-type="float">
            <text:p>0.0962731</text:p>
          </table:table-cell>
          <table:table-cell office:value-type="float" office:value="-0.08414341" calcext:value-type="float">
            <text:p>-0.0841434</text:p>
          </table:table-cell>
        </table:table-row>
        <table:table-row table:style-name="ro1">
          <table:table-cell office:value-type="float" office:value="3.774815" calcext:value-type="float">
            <text:p>3.7748150</text:p>
          </table:table-cell>
          <table:table-cell office:value-type="float" office:value="0.09638464" calcext:value-type="float">
            <text:p>0.0963846</text:p>
          </table:table-cell>
          <table:table-cell office:value-type="float" office:value="-0.08399308" calcext:value-type="float">
            <text:p>-0.0839931</text:p>
          </table:table-cell>
        </table:table-row>
        <table:table-row table:style-name="ro1">
          <table:table-cell office:value-type="float" office:value="3.808519" calcext:value-type="float">
            <text:p>3.8085190</text:p>
          </table:table-cell>
          <table:table-cell office:value-type="float" office:value="0.09645744" calcext:value-type="float">
            <text:p>0.0964574</text:p>
          </table:table-cell>
          <table:table-cell office:value-type="float" office:value="-0.08400547" calcext:value-type="float">
            <text:p>-0.0840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7" number:min-decimal-places="7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0:47:13.258184757</meta:creation-date>
    <dc:date>2024-11-06T10:47:38.101747335</dc:date>
    <meta:editing-duration>PT25S</meta:editing-duration>
    <meta:editing-cycles>1</meta:editing-cycles>
    <meta:document-statistic meta:table-count="1" meta:cell-count="345" meta:object-count="0"/>
    <meta:generator>LibreOffice/7.3.7.2$Linux_X86_64 LibreOffice_project/30$Build-2</meta:generator>
  </office:meta>
</office:document-meta>
</file>